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e8bf6a" style:font-name="DejaVu Sa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bababa" style:font-name="DejaVu Sans Mono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6a8759" style:font-name="DejaVu Sa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9876aa" style:font-name="DejaVu Sa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.support.constraint.ConstraintLayout 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3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3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3"/></text:span><text:span text:style-name="T4">android</text:span><text:span text:style-name="T2">:layout_width=</text:span><text:span text:style-name="T3">"match_parent"</text:span><text:line-break/><text:span text:style-name="T3"> <text:s text:c="3"/></text:span><text:span text:style-name="T4">android</text:span><text:span text:style-name="T2">:layout_height=</text:span><text:span text:style-name="T3">"match_parent"</text:span><text:line-break/><text:span text:style-name="T3"> <text:s text:c="3"/></text:span><text:span text:style-name="T4">tools</text:span><text:span text:style-name="T2">:context=</text:span><text:span text:style-name="T3">".Main3Activity"</text:span><text:span text:style-name="T1">&gt;</text:span><text:line-break/><text:line-break/><text:span text:style-name="T1"> <text:s text:c="3"/>&lt;VideoView</text:span><text:line-break/><text:span text:style-name="T1"> <text:s text:c="7"/></text:span><text:span text:style-name="T4">android</text:span><text:span text:style-name="T2">:id=</text:span><text:span text:style-name="T3">"@+id/videoView"</text:span><text:line-break/><text:span text:style-name="T3"> <text:s text:c="7"/></text:span><text:span text:style-name="T4">android</text:span><text:span text:style-name="T2">:layout_width=</text:span><text:span text:style-name="T3">"327dp"</text:span><text:line-break/><text:span text:style-name="T3"> <text:s text:c="7"/></text:span><text:span text:style-name="T4">android</text:span><text:span text:style-name="T2">:layout_height=</text:span><text:span text:style-name="T3">"249dp"</text:span><text:line-break/><text:span text:style-name="T3"> <text:s text:c="7"/></text:span><text:span text:style-name="T4">android</text:span><text:span text:style-name="T2">:layout_marginStart=</text:span><text:span text:style-name="T3">"44dp"</text:span><text:line-break/><text:span text:style-name="T3"> <text:s text:c="7"/></text:span><text:span text:style-name="T4">app</text:span><text:span text:style-name="T2">:layout_constraintStart_toStartOf=</text:span><text:span text:style-name="T3">"parent"</text:span><text:line-break/><text:span text:style-name="T3"> <text:s text:c="7"/></text:span><text:span text:style-name="T4">tools</text:span><text:span text:style-name="T2">:layout_editor_absoluteY=</text:span><text:span text:style-name="T3">"216d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=</text:span><text:span text:style-name="T3">"@+id/textView5"</text:span><text:line-break/><text:span text:style-name="T3"> <text:s text:c="7"/></text:span><text:span text:style-name="T4">android</text:span><text:span text:style-name="T2">:layout_width=</text:span><text:span text:style-name="T3">"328dp"</text:span><text:line-break/><text:span text:style-name="T3"> <text:s text:c="7"/></text:span><text:span text:style-name="T4">android</text:span><text:span text:style-name="T2">:layout_height=</text:span><text:span text:style-name="T3">"134dp"</text:span><text:line-break/><text:span text:style-name="T3"> <text:s text:c="7"/></text:span><text:span text:style-name="T4">app</text:span><text:span text:style-name="T2">:layout_constraintEnd_toEndOf=</text:span><text:span text:style-name="T3">"parent"</text:span><text:line-break/><text:span text:style-name="T3"> <text:s text:c="7"/></text:span><text:span text:style-name="T4">app</text:span><text:span text:style-name="T2">:layout_constraintStart_toStartOf=</text:span><text:span text:style-name="T3">"parent"</text:span><text:line-break/><text:span text:style-name="T3"> <text:s text:c="7"/></text:span><text:span text:style-name="T4">tools</text:span><text:span text:style-name="T2">:layout_editor_absoluteY=</text:span><text:span text:style-name="T3">"82dp" </text:span><text:span text:style-name="T1">/&gt;</text:span><text:line-break/><text:line-break/><text:span text:style-name="T1"> <text:s text:c="3"/>&lt;ImageView</text:span><text:line-break/><text:span text:style-name="T1"> <text:s text:c="7"/></text:span><text:span text:style-name="T4">android</text:span><text:span text:style-name="T2">:id=</text:span><text:span text:style-name="T3">"@+id/imageView"</text:span><text:line-break/><text:span text:style-name="T3"> <text:s text:c="7"/></text:span><text:span text:style-name="T4">android</text:span><text:span text:style-name="T2">:layout_width=</text:span><text:span text:style-name="T3">"66dp"</text:span><text:line-break/><text:span text:style-name="T3"> <text:s text:c="7"/></text:span><text:span text:style-name="T4">android</text:span><text:span text:style-name="T2">:layout_height=</text:span><text:span text:style-name="T3">"107dp"</text:span><text:line-break/><text:span text:style-name="T3"> <text:s text:c="7"/></text:span><text:span text:style-name="T4">app</text:span><text:span text:style-name="T2">:srcCompat=</text:span><text:span text:style-name="T3">"?attr/colorControlHighlight"</text:span><text:line-break/><text:span text:style-name="T3"> <text:s text:c="7"/></text:span><text:span text:style-name="T4">tools</text:span><text:span text:style-name="T2">:layout_editor_absoluteX=</text:span><text:span text:style-name="T3">"45dp"</text:span><text:line-break/><text:span text:style-name="T3"> <text:s text:c="7"/></text:span><text:span text:style-name="T4">tools</text:span><text:span text:style-name="T2">:layout_editor_absoluteY=</text:span><text:span text:style-name="T3">"87d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=</text:span><text:span text:style-name="T3">"@+id/textView6"</text:span><text:line-break/><text:span text:style-name="T3"> <text:s text:c="7"/></text:span><text:span text:style-name="T4">android</text:span><text:span text:style-name="T2">:layout_width=</text:span><text:span text:style-name="T3">"214dp"</text:span><text:line-break/><text:span text:style-name="T3"> <text:s text:c="7"/></text:span><text:span text:style-name="T4">android</text:span><text:span text:style-name="T2">:layout_height=</text:span><text:span text:style-name="T3">"23dp"</text:span><text:line-break/><text:span text:style-name="T3"> <text:s text:c="7"/></text:span><text:span text:style-name="T4">android</text:span><text:span text:style-name="T2">:text=</text:span><text:span text:style-name="T3">"Brief of resources added here"</text:span><text:line-break/><text:span text:style-name="T3"> <text:s text:c="7"/></text:span><text:span text:style-name="T4">android</text:span><text:span text:style-name="T2">:textSize=</text:span><text:span text:style-name="T3">"16sp"</text:span><text:line-break/><text:span text:style-name="T3"> <text:s text:c="7"/></text:span><text:span text:style-name="T4">tools</text:span><text:span text:style-name="T2">:layout_editor_absoluteX=</text:span><text:span text:style-name="T3">"113dp"</text:span><text:line-break/><text:span text:style-name="T3"> <text:s text:c="7"/></text:span><text:span text:style-name="T4">tools</text:span><text:span text:style-name="T2">:layout_editor_absoluteY=</text:span><text:span text:style-name="T3">"143dp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=</text:span><text:span text:style-name="T3">"@+id/editText3"</text:span><text:line-break/><text:span text:style-name="T3"> <text:s text:c="7"/></text:span><text:span text:style-name="T4">android</text:span><text:span text:style-name="T2">:layout_width=</text:span><text:span text:style-name="T3">"wrap_content"</text:span><text:line-break/><text:span text:style-name="T3"> <text:s text:c="7"/></text:span><text:span text:style-name="T4">android</text:span><text:span text:style-name="T2">:layout_height=</text:span><text:span text:style-name="T3">"wrap_content"</text:span><text:line-break/><text:span text:style-name="T3"> <text:s text:c="7"/></text:span><text:span text:style-name="T4">android</text:span><text:span text:style-name="T2">:ems=</text:span><text:span text:style-name="T3">"10"</text:span><text:line-break/><text:span text:style-name="T3"> <text:s text:c="7"/></text:span><text:span text:style-name="T4">android</text:span><text:span text:style-name="T2">:inputType=</text:span><text:span text:style-name="T3">"textPersonName"</text:span><text:line-break/><text:span text:style-name="T3"> <text:s text:c="7"/></text:span><text:span text:style-name="T4">android</text:span><text:span text:style-name="T2">:text=</text:span><text:span text:style-name="T3">"Title of the Resource"</text:span><text:line-break/><text:span text:style-name="T3"> <text:s text:c="7"/></text:span><text:span text:style-name="T4">app</text:span><text:span text:style-name="T2">:layout_constraintEnd_toEndOf=</text:span><text:span text:style-name="T3">"parent"</text:span><text:line-break/><text:soft-page-break/><text:span text:style-name="T3"> <text:s text:c="7"/></text:span><text:span text:style-name="T4">app</text:span><text:span text:style-name="T2">:layout_constraintHorizontal_bias=</text:span><text:span text:style-name="T3">"0.57"</text:span><text:line-break/><text:span text:style-name="T3"> <text:s text:c="7"/></text:span><text:span text:style-name="T4">app</text:span><text:span text:style-name="T2">:layout_constraintStart_toStartOf=</text:span><text:span text:style-name="T3">"parent"</text:span><text:line-break/><text:span text:style-name="T3"> <text:s text:c="7"/></text:span><text:span text:style-name="T4">tools</text:span><text:span text:style-name="T2">:layout_editor_absoluteY=</text:span><text:span text:style-name="T3">"98dp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=</text:span><text:span text:style-name="T3">"@+id/editText4"</text:span><text:line-break/><text:span text:style-name="T3"> <text:s text:c="7"/></text:span><text:span text:style-name="T4">android</text:span><text:span text:style-name="T2">:layout_width=</text:span><text:span text:style-name="T3">"128dp"</text:span><text:line-break/><text:span text:style-name="T3"> <text:s text:c="7"/></text:span><text:span text:style-name="T4">android</text:span><text:span text:style-name="T2">:layout_height=</text:span><text:span text:style-name="T3">"30dp"</text:span><text:line-break/><text:span text:style-name="T3"> <text:s text:c="7"/></text:span><text:span text:style-name="T4">android</text:span><text:span text:style-name="T2">:ems=</text:span><text:span text:style-name="T3">"10"</text:span><text:line-break/><text:span text:style-name="T3"> <text:s text:c="7"/></text:span><text:span text:style-name="T4">android</text:span><text:span text:style-name="T2">:inputType=</text:span><text:span text:style-name="T3">"date"</text:span><text:line-break/><text:span text:style-name="T3"> <text:s text:c="7"/></text:span><text:span text:style-name="T4">tools</text:span><text:span text:style-name="T2">:layout_editor_absoluteX=</text:span><text:span text:style-name="T3">"113dp"</text:span><text:line-break/><text:span text:style-name="T3"> <text:s text:c="7"/></text:span><text:span text:style-name="T4">tools</text:span><text:span text:style-name="T2">:layout_editor_absoluteY=</text:span><text:span text:style-name="T3">"166dp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=</text:span><text:span text:style-name="T3">"@+id/editText5"</text:span><text:line-break/><text:span text:style-name="T3"> <text:s text:c="7"/></text:span><text:span text:style-name="T4">android</text:span><text:span text:style-name="T2">:layout_width=</text:span><text:span text:style-name="T3">"89dp"</text:span><text:line-break/><text:span text:style-name="T3"> <text:s text:c="7"/></text:span><text:span text:style-name="T4">android</text:span><text:span text:style-name="T2">:layout_height=</text:span><text:span text:style-name="T3">"32dp"</text:span><text:line-break/><text:span text:style-name="T3"> <text:s text:c="7"/></text:span><text:span text:style-name="T4">android</text:span><text:span text:style-name="T2">:ems=</text:span><text:span text:style-name="T3">"10"</text:span><text:line-break/><text:span text:style-name="T3"> <text:s text:c="7"/></text:span><text:span text:style-name="T4">android</text:span><text:span text:style-name="T2">:inputType=</text:span><text:span text:style-name="T3">"time"</text:span><text:line-break/><text:span text:style-name="T3"> <text:s text:c="7"/></text:span><text:span text:style-name="T4">tools</text:span><text:span text:style-name="T2">:layout_editor_absoluteX=</text:span><text:span text:style-name="T3">"241dp"</text:span><text:line-break/><text:span text:style-name="T3"> <text:s text:c="7"/></text:span><text:span text:style-name="T4">tools</text:span><text:span text:style-name="T2">:layout_editor_absoluteY=</text:span><text:span text:style-name="T3">"164dp" </text:span><text:span text:style-name="T1">/&gt;</text:span><text:line-break/><text:line-break/><text:span text:style-name="T1">&lt;/android.support.constraint.ConstraintLayout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47:47.070672317</meta:creation-date>
    <dc:date>2020-04-09T15:48:02.641082757</dc:date>
    <meta:editing-duration>PT16S</meta:editing-duration>
    <meta:editing-cycles>1</meta:editing-cycles>
    <meta:document-statistic meta:table-count="0" meta:image-count="0" meta:object-count="0" meta:page-count="2" meta:paragraph-count="1" meta:word-count="81" meta:character-count="2552" meta:non-whitespace-character-count="2024"/>
    <meta:generator>LibreOffice/6.2.5.2$Linux_X86_64 LibreOffice_project/20$Build-2</meta:generator>
  </office:meta>
</office:document-meta>
</file>